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0a14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0f0a14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f0a14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f0a14"/>
    </style:style>
    <style:style style:name="P5" style:family="paragraph" style:parent-style-name="Standard">
      <style:paragraph-properties fo:text-align="justify" style:justify-single-word="false" style:writing-mode="rl-tb"/>
      <style:text-properties officeooo:paragraph-rsid="000f0a1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شُّورۭيٰ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حۭمِٓ عَٓسِٓقَٓؐ كَذَ؛لِكَ يُوحِىٓ إِلَيْكَ</text:span></text:p>
      <text:p text:style-name="P3" loext:marker-style-name="T2"/>
      <text:p text:style-name="P4" loext:marker-style-name="T2"><text:span text:style-name="T2">497</text:span></text:p>
      <text:p text:style-name="P5" loext:marker-style-name="T2"><text:span text:style-name="T2">وَإِلَـي </text:span><text:span text:style-name="T5">۰</text:span><text:span text:style-name="T2">لذِيـنَ مِن قَبْلِــكَ </text:span><text:span text:style-name="T5">۰</text:span><text:span text:style-name="T2">للَّهُ </text:span><text:span text:style-name="T5">۴</text:span><text:span text:style-name="T2">لْعَزۣيزُ </text:span><text:span text:style-name="T5">۴</text:span><text:span text:style-name="T2">لْحَكِيمُؐ </text:span><text:span text:style-name="T3">(1)</text:span><text:span text:style-name="T2"> لَهُ„ مَا فِى </text:span><text:span text:style-name="T5">۱</text:span><text:span text:style-name="T2">لسَّمَـٰوَ؛تِ وَمَا فِى </text:span><text:span text:style-name="T5">۱</text:span><text:span text:style-name="T2">لاَرْضِؐ وَهُوَ </text:span><text:span text:style-name="T5">۰</text:span><text:span text:style-name="T2">لْعَلِــيُّ </text:span><text:span text:style-name="T5">۴</text:span><text:span text:style-name="T2">لْعَظِيــمُؐ </text:span><text:span text:style-name="T3">(2)</text:span><text:span text:style-name="T2"> ® يَكَادُ </text:span><text:span text:style-name="T5">۴</text:span><text:span text:style-name="T2">لسَّمَـٰوَ؛تُ يَتَفَطَّرْنَ مِن فَوْقِهِنَّؐ وَالْمَلَئِكَةُ يُسَبِّحُونَ بِحَمْدِ رَبِّهِمْ وَيَسْتَغْفِرُونَ لِمَـن فِى </text:span><text:span text:style-name="T5">۱</text:span><text:span text:style-name="T2">لاَرْضضضِؐ أَلآَ إِنَّ </text:span><text:span text:style-name="T5">۰</text:span><text:span text:style-name="T2">للَّهَ هُوَ </text:span><text:span text:style-name="T5">۰</text:span><text:span text:style-name="T2">لْغَفُورُ </text:span><text:span text:style-name="T5">۴</text:span><text:span text:style-name="T2">لرَّحِيمُؐ </text:span><text:span text:style-name="T3">(3)</text:span><text:span text:style-name="T2"> وَالذِيـنَ "تَّخَذُواْ مِن دُونِهِ“ أَوْلِيَآءَ </text:span><text:span text:style-name="T5">۰</text:span><text:span text:style-name="T2">للَّهُ حَفِيظ٘ عَلَيْهِمْؐ وَمَآ أَنتَ عَلَيْهِم بِوَكِيــلٍؐ </text:span><text:span text:style-name="T3">(4)</text:span><text:span text:style-name="T2"> وَكَذَ؛لِــكَ أَوْحَيْنَآ إِلَيْكَ قُرْءَاناٗ عَرَبِيّاً لِّتُنذِرَ ٱُمَّ </text:span><text:span text:style-name="T5">۰</text:span><text:span text:style-name="T2">لْقُرۭيٰ وَمَنْ حَوْلَهَا وَتُنذِرَ يَوْمَ </text:span><text:span text:style-name="T5">۰</text:span><text:span text:style-name="T2">لْجَمْعِ لاَ رَيْبَ فِيهِؐ فَرۣيـقٌ فِى </text:span><text:span text:style-name="T5">۱</text:span><text:span text:style-name="T2">لْجَنَّةِؐ وَفَرۣيـقٌ فِى </text:span><text:span text:style-name="T5">۱</text:span><text:span text:style-name="T2">لسَّعِيرۣؐ </text:span><text:span text:style-name="T3">(5)</text:span><text:span text:style-name="T2"> وَلَوْ شَآءَ </text:span><text:span text:style-name="T5">۰</text:span><text:span text:style-name="T2">للَّهُ لَجَعَلَهُمُ; ٱُمَّةً وَ؛حِدَةًؐ وَچَكِنْ يُّدْخِـلُ مَنْ يَّشَآءُ فِى رَحْمَتِهِؐ” وَالظَّـٰلِمُونَ مَا لَهُم مِّنْ وَّلِيٍّ وَلاَ نَصِيرٖؐ </text:span><text:span text:style-name="T3">(6)</text:span><text:span text:style-name="T2"> اَمِ 'تَّخَذُواْ مِن دُونِهِ“ أَوْلِيَآءَؐ فَاللَّهُ هُوَ </text:span><text:span text:style-name="T5">۰</text:span><text:span text:style-name="T2">لْوَلِيُّؐ وَهُوَ يُحْىِ </text:span><text:span text:style-name="T5">۱</text:span><text:span text:style-name="T2">لْمَوْتۭيٰؐ وَهُوَ عَلَــيٰ كُـلِّ شَيْءٍ قَدِيرٌؐ </text:span><text:span text:style-name="T3">(7)</text:span><text:span text:style-name="T2"> وَمَا "خْتَلَفْتُمْ فِيهِ مِـن شَيْءٍ فَحُكْمُهُ; إِلَــي </text:span><text:span text:style-name="T5">۰</text:span><text:span text:style-name="T2">للَّهِؐ ذَ؛لِكُمُ </text:span><text:span text:style-name="T5">۴</text:span><text:span text:style-name="T2">للَّهُ رَبِّىؐ عَلَيْهِ تَوَكَّلْتُؐ وَإِلَيْهِ ٱُنِيبُؐ </text:span><text:span text:style-name="T3">(8)</text:span><text:span text:style-name="T2"> فَاطِرُ </text:span><text:span text:style-name="T5">۴</text:span><text:span text:style-name="T2">لسَّمَـٰوَ؛تِ وَالاَرْضِ جَعَــلَ لَكُم مِّــنَ اَنفُسِكُمُ; أَزْوَ؛جاً وَمِــنَ </text:span><text:span text:style-name="T5">۰</text:span><text:span text:style-name="T2">لاَنْعَـٰمِ</text:span></text:p>
      <text:p text:style-name="P3" loext:marker-style-name="T2"/>
      <text:p text:style-name="P4" loext:marker-style-name="T2"><text:span text:style-name="T2">498</text:span></text:p>
      <text:p text:style-name="P5" loext:marker-style-name="T2"><text:span text:style-name="T2">أَزْوَ؛جاً يَذْرَؤُكُمْ فِيهِؐ لَيْــسَ كَمِثْلِهِ” شَيْءٌؐ وَهُوَ </text:span><text:span text:style-name="T5">۰</text:span><text:span text:style-name="T2">لسَّمِيعُ </text:span><text:span text:style-name="T5">۴</text:span><text:span text:style-name="T2">لْبَصِيرُؐ </text:span><text:span text:style-name="T3">(9)</text:span><text:span text:style-name="T2"> لَهُ„ مَقَالِيدُ </text:span><text:span text:style-name="T5">۴</text:span><text:span text:style-name="T2">لسَّمَـٰوَ؛تِ وَالاَرْضِؐ يَبْسُطُ </text:span><text:span text:style-name="T5">۴</text:span><text:span text:style-name="T2">لرّۣزْقَ لِمَنْ يَّشَآءُ وَيَقْدِرُؐ إِنَّهُ„ بِكُــلّۣ شَيْءٖ عَلِيمٌؐ </text:span><text:span text:style-name="T3">(10)</text:span><text:span text:style-name="T2"> © شَرَعَ لَكُم مِّنَ </text:span><text:span text:style-name="T5">۰</text:span><text:span text:style-name="T2">لدِّيــنۣ مَا وَصّۭيٰ بِهِ” نُوحاً وَاﻟـذِىٓ أَوْحَيْنَآ إِلَيْــكَ وَمَا وَصَّيْنَا بِهِ“ إِبْرَ؛هِيمَ وَمُوسۭيٰ وَعِيسۭيٰٓ أَنَ اَقِيمُواْ </text:span><text:span text:style-name="T5">۴</text:span><text:span text:style-name="T2">لدِّينَ وَلاَ تَتَفَرَّقُواْ فِيهِؐ كَبُرَ عَلَــي </text:span><text:span text:style-name="T5">۰</text:span><text:span text:style-name="T2">لْمُشْرۣكِيــنَ مَا تَدْعُوهُمُ; إِلَيْهِؐ </text:span><text:span text:style-name="T5">۱</text:span><text:span text:style-name="T2">للَّهُ يَجْتَبِىٓ إِلَيْهِ مَنْ يَّشَآءُ وَيَهْدِ ىٓ إِلَيْهِ مَنْ يُّنِيبُؐ </text:span><text:span text:style-name="T3">(11)</text:span><text:span text:style-name="T2"> وَمَا تَفَرَّقُوٓاْ إِلاَّ مِـنۢ بَعْدِ مَا جَآءَهُمُ </text:span><text:span text:style-name="T5">۴</text:span><text:span text:style-name="T2">لْعِلْمُؐ بَغْياَۢ بَيْنَهُمْؐ وَلَوْلاَ كَلِمَةٌ سَبَقَتْ مِن رَّبِّكَ إِلَـيٰٓ أَجَــلٍ مُّسَمّــيً لَّقُضِيَ بَيْنَهُمْؐ وَإِنَّ </text:span><text:span text:style-name="T5">۰</text:span><text:span text:style-name="T2">لذِينَ ٱُورۣثُواْ </text:span><text:span text:style-name="T5">۴</text:span><text:span text:style-name="T2">لْكِتَـٰبَ مِنۢ بَعْدِهِمْ لَفِى شَــكٍّ مِّنْهُ مُرۣيــبٍؐ </text:span><text:span text:style-name="T3">(12)</text:span><text:span text:style-name="T2"> فَلِذَ؛لِــكَ فَادْعُ وَاسْتَقِمْ كَمَآ ٱُمِرْتَ وَلاَ تَتَّبِعَ اَهْوَآءَهُمْؐ وَقُــلَ —امَنتُ بِمَآ أَنزَلَ </text:span><text:span text:style-name="T5">۰</text:span><text:span text:style-name="T2">للَّهُ مِــن كِتَـٰبٍ وَٱُمِرْتُ لَأِعْدِلَ بَيْنَكُمُؐ </text:span><text:span text:style-name="T5">۴</text:span><text:span text:style-name="T2">للَّهُ رَبُّنَا وَرَبُّكُمْؐ لَنَآ أَعْمَـٰلُنَا وَلَكُمُ; أَعْمَـٰلُكُمْؐ لاَ حُجَّةَ بَيْنَنَا وَبَيْنَكُمُؐ </text:span><text:span text:style-name="T5">۴</text:span><text:span text:style-name="T2">للَّهُ يَجْمَعُ بَيْنَنَاؐ وَإِلَيْهِ </text:span><text:span text:style-name="T5">۱</text:span><text:span text:style-name="T2">لْمَصِيرُؐ </text:span><text:span text:style-name="T3">(13)</text:span><text:span text:style-name="T2"> وَالذِيــنَ يُحَآجُّونَ فِى </text:span><text:span text:style-name="T5">۱</text:span><text:span text:style-name="T2">للَّهِ مِنۢ بَعْدِ مَا </text:span><text:span text:style-name="T5">۸</text:span><text:span text:style-name="T2">سْتُجِيبَ لَهُ„ حُجَّتُهُمْ دَاحِضَة٘ عِندَ رَبِّهِمْ</text:span></text:p>
      <text:p text:style-name="P3" loext:marker-style-name="T2"/>
      <text:p text:style-name="P4" loext:marker-style-name="T2"><text:span text:style-name="T2">499</text:span></text:p>
      <text:p text:style-name="P5" loext:marker-style-name="T2"><text:span text:style-name="T2">وَعَلَيْهِمْ غَضَبٌؐ وَلَهُمْ عَذَابٌ شَدِيد٘ؐ </text:span><text:span text:style-name="T3">(14)</text:span><text:span text:style-name="T2"> </text:span><text:span text:style-name="T5">۱</text:span><text:span text:style-name="T2">للَّهُ </text:span><text:span text:style-name="T5">۴ﻟ</text:span><text:span text:style-name="T2">ـذِىٓ أَنزَلَ </text:span><text:span text:style-name="T5">۰</text:span><text:span text:style-name="T2">لْكِتَـٰبَ بِالْحَقِّ وَالْمِيزَانَؐ وَمَا يُدْرۣيــكَؐ لَعَــلَّ </text:span><text:span text:style-name="T5">۰</text:span><text:span text:style-name="T2">لسَّاعَةَ قَرۣيبٌؐ </text:span><text:span text:style-name="T3">(15)</text:span><text:span text:style-name="T2"> يَسْتَعْجِلُ بِهَا </text:span><text:span text:style-name="T5">۰</text:span><text:span text:style-name="T2">لذِيــنَ لاَ يُومِنُونَ بِهَاؐ وَالذِيــنَ ءَامَنُواْ مُشْفِقُونَ مِنْهَا وَيَعْلَمُونَ أَنَّهَا </text:span><text:span text:style-name="T5">۰</text:span><text:span text:style-name="T2">لْحَقُّؐ أَلآَ إِنَّ </text:span><text:span text:style-name="T5">۰</text:span><text:span text:style-name="T2">لذِيــنَ يُمَارُونَ فِى </text:span><text:span text:style-name="T5">۱</text:span><text:span text:style-name="T2">لسَّاعَةِ لَفِى ضَچَلٙ بَعِيدٖؐ </text:span><text:span text:style-name="T3">(16)</text:span><text:span text:style-name="T2"> </text:span><text:span text:style-name="T5">۱</text:span><text:span text:style-name="T2">للَّهُ لَطِيفٛ بِعِبَادِهِؐ” يَرْزُقُ مَنْ يَّشَآءُؐ وَهُوَ </text:span><text:span text:style-name="T5">۰</text:span><text:span text:style-name="T2">لْقَوۣيُّ </text:span><text:span text:style-name="T5">۴</text:span><text:span text:style-name="T2">لْعَزۣيزُؐ </text:span><text:span text:style-name="T3">(17)</text:span><text:span text:style-name="T2"> ® مَــن كَانَ يُرۣيدُ حَرْثَ </text:span><text:span text:style-name="T5">۰</text:span><text:span text:style-name="T2">لاَخِرَةِ نَزۣدْ لَهُ„ فِى حَرْثِهِؐ” وَمَــن كَانَ يُرۣيدُ حَرْثَ </text:span><text:span text:style-name="T5">۰</text:span><text:span text:style-name="T2">لدُّنْيۭا نُوتِهِ” مِنْهَاؐ وَمَا لَهُ„ فِى </text:span><text:span text:style-name="T5">۱</text:span><text:span text:style-name="T2">لاَخِرَةِ مِــن نَّصِيبٖؐ </text:span><text:span text:style-name="T3">(18)</text:span><text:span text:style-name="T2"> اَمْ لَهُمْ شُرَكَـٰٓؤُاْ شَرَعُواْ لَهُم مِّــنَ </text:span><text:span text:style-name="T5">۰</text:span><text:span text:style-name="T2">لدِّيــنۣ مَا لَمْ يَاذَنۢ بِهِ </text:span><text:span text:style-name="T5">۱</text:span><text:span text:style-name="T2">للَّهُؐ وَلَوْلاَ كَلِمَةُ </text:span><text:span text:style-name="T5">۴</text:span><text:span text:style-name="T2">لْفَصْــلۣ لَقُضِيَ بَيْنَهُمْؐ وَإِنَّ </text:span><text:span text:style-name="T5">۰</text:span><text:span text:style-name="T2">لظَّـٰلِمِيــنَ لَهُمْ عَذَاب٘ اَلِيمٌؐ </text:span><text:span text:style-name="T3">(19)</text:span><text:span text:style-name="T2"> تَرَي </text:span><text:span text:style-name="T5">۰</text:span><text:span text:style-name="T2">لظَّـٰلِمِيــنَ مُشْفِقِينَ مِمَّا كَسَبُواْ وَهُوَ وَاقِعٛ بِهِمْؐ وَالذِيــنَ ءَامَنُواْ وَعَمِلُواْ </text:span><text:span text:style-name="T5">۴</text:span><text:span text:style-name="T2">ڤصَّـٰڤِحَـٰتِ فِى رَوْضَاتِ </text:span><text:span text:style-name="T5">۱</text:span><text:span text:style-name="T2">لْجَنَّاتِؐ لَهُم مَّا يَشَآءُونَ عِندَ رَبِّهِمْؐ ذَ؛لِــكَ هُوَ </text:span><text:span text:style-name="T5">۰</text:span><text:span text:style-name="T2">لْفَضْــلُ </text:span><text:span text:style-name="T5">۴</text:span><text:span text:style-name="T2">لْكَبِيرُؐ </text:span><text:span text:style-name="T3">(20)</text:span><text:span text:style-name="T2"> ذَ؛لِــكَ </text:span><text:span text:style-name="T5">۰ﻟ﮲</text:span><text:span text:style-name="T2"> يُبَشِّرُ </text:span><text:span text:style-name="T5">۴</text:span><text:span text:style-name="T2">للَّهُ عِبَادَهُ </text:span><text:span text:style-name="T5">۴</text:span><text:span text:style-name="T2">لذِينَ ءَامَنُواْ وَعَمِلُواْ </text:span><text:span text:style-name="T5">۴</text:span><text:span text:style-name="T2">ڤصَّـٰڤِحَـٰتِؐ قُــل لٓاَّ أَسْـَٔلُكُمْ عَلَيْهِ أَجْراٗ</text:span></text:p>
      <text:p text:style-name="P3" loext:marker-style-name="T2"/>
      <text:p text:style-name="P4" loext:marker-style-name="T2"><text:span text:style-name="T2">500</text:span></text:p>
      <text:p text:style-name="P5" loext:marker-style-name="T2"><text:span text:style-name="T2">اِلاَّ </text:span><text:span text:style-name="T5">۰</text:span><text:span text:style-name="T2">لْمَوَدَّةَ فِى </text:span><text:span text:style-name="T5">۱</text:span><text:span text:style-name="T2">لْقُرْبۭيٰؐ وَمَنْ يَّقْتَرۣفْ حَسَنَةً نَّزۣدْ لَهُ„ فِيهَا حُسْناٗؐ اِنَّ </text:span><text:span text:style-name="T5">۰</text:span><text:span text:style-name="T2">للَّهَ غَفُورٌ شَكُور٘ؐ </text:span><text:span text:style-name="T3">(21)</text:span><text:span text:style-name="T2"> اَمْ يَقُولُونَ "فْتَرۭيٰ عَلَــي </text:span><text:span text:style-name="T5">۰</text:span><text:span text:style-name="T2">للَّهِ كَذِباًؐ فَإِنْ يَّشَإِ </text:span><text:span text:style-name="T5">۱</text:span><text:span text:style-name="T2">للَّهُ يَخْتِمْ عَلَــيٰ قَلْبِكَؐ وَيَمْحُ </text:span><text:span text:style-name="T5">۴</text:span><text:span text:style-name="T2">للَّهُ </text:span><text:span text:style-name="T5">۴</text:span><text:span text:style-name="T2">لْبَـٰطِلَ وَيُحِــقُّ </text:span><text:span text:style-name="T5">۴</text:span><text:span text:style-name="T2">لْحَقَّ بِكَلِمَـٰتِهِؐ“ إِنَّهُ„ عَلِيمٛ بِذَاتِ </text:span><text:span text:style-name="T5">۱</text:span><text:span text:style-name="T2">لصُّدُورۣؐ </text:span><text:span text:style-name="T3">(22)</text:span><text:span text:style-name="T2"> وَهُوَ </text:span><text:span text:style-name="T5">۰ﻟ﮲</text:span><text:span text:style-name="T2"> يَقْبَــلُ </text:span><text:span text:style-name="T5">۴</text:span><text:span text:style-name="T2">لتَّوْبَةَ عَنْ عِبَادِهِ” وَيَعْفُواْ عَـنِ </text:span><text:span text:style-name="T5">۱</text:span><text:span text:style-name="T2">لسَّيِّــَٔاتِ وَيَعْلَمُ مَا يَفْعَلُونَؐ </text:span><text:span text:style-name="T3">(23)</text:span><text:span text:style-name="T2"> وَيَسْتَجِيــبُ </text:span><text:span text:style-name="T5">۴</text:span><text:span text:style-name="T2">لذِيــنَ ءَامَنُواْ وَعَمِلُواْ </text:span><text:span text:style-name="T5">۴</text:span><text:span text:style-name="T2">ڤصَّـٰڤِحَـٰتِ وَيَزۣيدُهُم مِّن فَضْلِهِؐ” وَالْكَـٰفِرُونَ لَهُمْ عَذَابٌ شَدِيدٌؐ </text:span><text:span text:style-name="T3">(24)</text:span><text:span text:style-name="T2"> ¥ وَلَوْ بَسَطَ </text:span><text:span text:style-name="T5">۰</text:span><text:span text:style-name="T2">للَّهُ </text:span><text:span text:style-name="T5">۴</text:span><text:span text:style-name="T2">لرّۣزْقَ لِعِبَادِهِ” لَبَغَوْاْ فِى </text:span><text:span text:style-name="T5">۱</text:span><text:span text:style-name="T2">لاَرْضِؐ وَچَكِنْ يُّنَزّۣلُ بِقَدَرٍ مَّا يَشَآءُؐ ﹹنَّهُ„ بِعِبَادِهِ” خَبِيرٛ بَصِيرٌؐ </text:span><text:span text:style-name="T3">(25)</text:span><text:span text:style-name="T2"> وَهُوَ </text:span><text:span text:style-name="T5">۰ﻟ﮲</text:span><text:span text:style-name="T2"> يُنَزّۣلُ </text:span><text:span text:style-name="T5">۴</text:span><text:span text:style-name="T2">لْغَيْثَ مِنۢ بَعْدِ مَا قَنَطُواْ وَيَنشُرُ رَحْمَتَهُؐ, وَهُوَ </text:span><text:span text:style-name="T5">۰</text:span><text:span text:style-name="T2">لْوَلِــيُّ </text:span><text:span text:style-name="T5">۴</text:span><text:span text:style-name="T2">لْحَمِيدُؐ </text:span><text:span text:style-name="T3">(26)</text:span><text:span text:style-name="T2"> وَمِــنَ —ايَـٰتِهِ” خَلْــقُ </text:span><text:span text:style-name="T5">۴</text:span><text:span text:style-name="T2">لسَّمَـٰوَ؛تِ وَالاَرْضِ وَمَا بَثَّ فِيهِمَا مِــن دَآبَّةٍؐ وَهُوَ عَلَيٰ جَمْعِهِمُ; إِذَا يَشَآءُ قَدِيرٌؐ </text:span><text:span text:style-name="T3">(27)</text:span><text:span text:style-name="T2"> وَمَآ أَصَـٰبَكُم مِّــن مُّصِيبَةٙ بِمَا كَسَبَــتَ اَيْدِيكُمْ وَيَعْفُواْ عَــن كَثِيرٍؐ </text:span><text:span text:style-name="T3">(28)</text:span><text:span text:style-name="T2"> وَمَآ أَنتُم بِمُعْجِزۣينَ فِى </text:span><text:span text:style-name="T5">۱</text:span><text:span text:style-name="T2">لاَرْضِؐ وَمَا لَكُم مِّن دُونِ </text:span><text:span text:style-name="T5">۱</text:span><text:span text:style-name="T2">للَّهِ مِنْ وَّلِيٍّ وَلاَ نَصِيرٍؐ </text:span><text:span text:style-name="T3">(29)</text:span></text:p>
      <text:p text:style-name="P3" loext:marker-style-name="T2"/>
      <text:p text:style-name="P4" loext:marker-style-name="T2"><text:span text:style-name="T2">501</text:span></text:p>
      <text:p text:style-name="P5" loext:marker-style-name="T2"><text:span text:style-name="T2">وَمِــنَ —ايَـٰتِهِ </text:span><text:span text:style-name="T5">۱</text:span><text:span text:style-name="T2">لْجَوَارۣ” فِى </text:span><text:span text:style-name="T5">۱</text:span><text:span text:style-name="T2">ڤْبَحْرۣ كَالاَعْچَمِؐ إِنْ يَّشَأْ يُسْكِنِ </text:span><text:span text:style-name="T5">۱</text:span><text:span text:style-name="T2">لرّۣيَـٰحَ فَيَظْلَلْنَ رَوَاكِدَ عَلَــيٰ ظَهْرۣهِ“ إِنَّ فِى ذَ؛لِــكَ ءَلاَيَـٰتٍ لِّكُلِّ صَبّۭارٍ شَكُور۫ </text:span><text:span text:style-name="T3">(30)</text:span><text:span text:style-name="T2"> اَوْ يُوبِقْهُنَّ بِمَا كَسَبُواْ وَيَعْفُ عَــن كَثِيرٍؐ </text:span><text:span text:style-name="T3">(31)</text:span><text:span text:style-name="T2"> وَيَعْلَمُ </text:span><text:span text:style-name="T5">۴</text:span><text:span text:style-name="T2">لذِيــنَ يُجَـٰدِلُونَ فِىٓ ءَايَـٰتِنَا مَا لَهُم مِّن مَّحِيصٍؐ </text:span><text:span text:style-name="T3">(32)</text:span><text:span text:style-name="T2"> فَمَآ ٱُوتِيتُم مِّن شَيْءٍ فَمَتَـٰعُ </text:span><text:span text:style-name="T5">۴</text:span><text:span text:style-name="T2">لْحَيَوٰةِ </text:span><text:span text:style-name="T5">۱</text:span><text:span text:style-name="T2">لدُّنْيۭاؐ وَمَا عِندَ </text:span><text:span text:style-name="T5">۰</text:span><text:span text:style-name="T2">للَّهِ خَيْرٌ وَأَبْقۭيٰ لِلذِيــنَ ءَامَنُواْ وَعَلَيٰ رَبِّهِمْ يَتَوَكَّلُونَؐ </text:span><text:span text:style-name="T3">(33)</text:span><text:span text:style-name="T2"> وَالذِيــنَ يَجْتَنِبُونَ كَبَـٰٓئِرَ </text:span><text:span text:style-name="T5">۰</text:span><text:span text:style-name="T2">لِاثْمِ وَالْفَوَ؛حِشَ وَإِذَا مَا غَضِبُواْ هُمْ يَغْفِرُونَؐ </text:span><text:span text:style-name="T3">(34)</text:span><text:span text:style-name="T2"> وَالذِينَ "سْتَجَابُواْ لِرَبِّهِمْ وَأَقَامُواْ </text:span><text:span text:style-name="T5">۴</text:span><text:span text:style-name="T2">لصَّلَوٰةَ وَأَمْرُهُمْ شُورۭيٰ بَيْنَهُمْ وَمِمَّا رَزَقْنَـٰهُمْ يُنفِقُونَؐ </text:span><text:span text:style-name="T3">(35)</text:span><text:span text:style-name="T2"> وَالذِينَ إِذَآ أَصَابَهُمُ </text:span><text:span text:style-name="T5">۴</text:span><text:span text:style-name="T2">لْبَغْيُ هُمْ يَنتَصِرُونَؐ </text:span><text:span text:style-name="T3">(36)</text:span><text:span text:style-name="T2"> وَجَزَ×ؤُاْ سَيِّيؕةٍ سَيِّيؕةٌ مِّثْلُهَاؐ فَمَــنْ عَفَا وَأَصْلَحَ فَأَجْرُهُ„ عَلَــي </text:span><text:span text:style-name="T5">۰</text:span><text:span text:style-name="T2">للَّهِؐ إِنَّهُ„ لاَ يُحِبُّ </text:span><text:span text:style-name="T5">۴</text:span><text:span text:style-name="T2">لظَّـٰلِمِينَؐ </text:span><text:span text:style-name="T3">(37)</text:span><text:span text:style-name="T2"> وَلَمَنِ 'نتَصَرَ بَعْدَ ظُلْمِهِ” فَٱُوْلَئِــكَ مَا عَلَيْهِم مِّــن سَبِيلٖؐ </text:span><text:span text:style-name="T3">(38)</text:span><text:span text:style-name="T2"> ® اِنَّمَا </text:span><text:span text:style-name="T5">۰</text:span><text:span text:style-name="T2">لسَّبِيــلُ عَلَي </text:span><text:span text:style-name="T5">۰</text:span><text:span text:style-name="T2">لذِينَ يَظْلِمُونَ </text:span><text:span text:style-name="T5">۰</text:span><text:span text:style-name="T2">لنَّاسَ وَيَبْغُونَ فِى </text:span><text:span text:style-name="T5">۱</text:span><text:span text:style-name="T2">لاَرْضِ بِغَيْرۣ </text:span><text:span text:style-name="T5">۱</text:span><text:span text:style-name="T2">لْحَقﱢّؐ ٱُوْلَئِكَ لَهُمْ عَذَاب٘ اَلِيمٌؐ </text:span><text:span text:style-name="T3">(39)</text:span><text:span text:style-name="T2"> وَلَمَــن صَبَرَ وَغَفَرَ إِنَّ ذَ؛لِكَ لَمِنْ عَزْمِ </text:span><text:span text:style-name="T5">۱</text:span><text:span text:style-name="T2">لاُمُورۣؐ </text:span><text:span text:style-name="T3">(40)</text:span></text:p>
      <text:p text:style-name="P3" loext:marker-style-name="T2"/>
      <text:p text:style-name="P4" loext:marker-style-name="T2"><text:span text:style-name="T2">502</text:span></text:p>
      <text:p text:style-name="P5" loext:marker-style-name="T2"><text:span text:style-name="T2">وَمَـنْ يُّضْلِـلِ </text:span><text:span text:style-name="T5">۱</text:span><text:span text:style-name="T2">للَّهُ فَمَا لَهُ„ مِنْ وَّلِـيٍّ مِّنۢ بَعْدِهِؐ” وَتَرَي </text:span><text:span text:style-name="T5">۰</text:span><text:span text:style-name="T2">لظَّـٰلِمِينَ لَمَّا رَأَوُاْ </text:span><text:span text:style-name="T5">۴</text:span><text:span text:style-name="T2">لْعَذَابَ يَقُولُونَ هَلِ اِلَيٰ مَرَدٍّ مِّــن سَبِيــلٍؐ </text:span><text:span text:style-name="T3">(41)</text:span><text:span text:style-name="T2"> وَتَرۭيٰهُمْ يُعْرَضُونَ عَلَيْهَا خَـٰشِعِينَؐ مِنَ </text:span><text:span text:style-name="T5">۰</text:span><text:span text:style-name="T2">لذُّلِّ يَنظُرُونَ مِــن طَرْفٖ خَفِيّؐ؊ وَقَالَ </text:span><text:span text:style-name="T5">۰</text:span><text:span text:style-name="T2">لذِيــنَ ءَامَنُوٓاْ إِنَّ </text:span><text:span text:style-name="T5">۰</text:span><text:span text:style-name="T2">لْخَـٰسِرۣيــنَ </text:span><text:span text:style-name="T5">۰</text:span><text:span text:style-name="T2">لذِيــنَ خَسِرُوٓاْ أَنفُسَهُمْ وَأَهْلِيهِمْ يَوْمَ </text:span><text:span text:style-name="T5">۰</text:span><text:span text:style-name="T2">لْقِيَـٰمَةِؐ أَلآَ إِنَّ </text:span><text:span text:style-name="T5">۰</text:span><text:span text:style-name="T2">لظَّـٰلِمِينَ فِى عَذَابٍ مُّقِيمٍؐ </text:span><text:span text:style-name="T3">(42)</text:span><text:span text:style-name="T2"> وَمَا كَانَ لَهُم مِّنَ اَوْلِيَآءَ يَنصُرُونَهُم مِّن دُونِ </text:span><text:span text:style-name="T5">۱</text:span><text:span text:style-name="T2">للَّهِؐ وَمَـنْ يُّضْلِـلِ </text:span><text:span text:style-name="T5">۱</text:span><text:span text:style-name="T2">للَّهُ فَمَا لَهُ„ مِن سَبِيلٖؐ </text:span><text:span text:style-name="T3">(43)</text:span><text:span text:style-name="T2"> 'سْتَجِيبُواْ لِرَبِّكُم مِّــن قَبْلِ أَنْ يَّاتِيَ يَوْمٌ لاَّ مَرَدَّ لَهُ„ مِــنَ </text:span><text:span text:style-name="T5">۰</text:span><text:span text:style-name="T2">للَّهِؐ مَا لَكُم مِّــن مَّڤْجَإٍ يَوْمَئِذٍؐ وَمَا لَكُم مِّــن نَّكِيرٍؐ </text:span><text:span text:style-name="T3">(44)</text:span><text:span text:style-name="T2"> فَإِنَ اَعْرَضُواْ فَمَآ أَرْسَلْنَـٰكَ عَلَيْهِمْ حَفِيظاٗؐ اِنْ عَلَيْــكَ إِلاَّ </text:span><text:span text:style-name="T5">۰</text:span><text:span text:style-name="T2">لْبَچَغُؐ وَإِنَّـآ إِذَآ أَذَقْنَا </text:span><text:span text:style-name="T5">۰</text:span><text:span text:style-name="T2">لِانسَـٰنَ مِنَّا رَحْمَةً فَرۣحَ بِهَاؐ وَإِن تُصِبْهُمْ سَيِّيؕةٛ بِمَا قَدَّمَــتَ اَيْدِيهِمْ فَإِنَّ </text:span><text:span text:style-name="T5">۰</text:span><text:span text:style-name="T2">لِانسَـٰــنَ كَفُورٌؐ </text:span><text:span text:style-name="T3">(45)</text:span><text:span text:style-name="T2"> لِّلهِ مُلْــكُ </text:span><text:span text:style-name="T5">۴</text:span><text:span text:style-name="T2">لسَّمَـٰوَ؛تِ وَالاَرْضضضِؐ يَخْلُقُ مَا يَشَآءُؐ يَهَبُ لِمَـنْ يَّشَآءُ ﹹنَـٰثاً وَيَهَبُ لِمَنْ يَّشَآءُ </text:span><text:span text:style-name="T5">۴</text:span><text:span text:style-name="T2">لذُّكُورَ </text:span><text:span text:style-name="T3">(46)</text:span><text:span text:style-name="T2"> أَوْ يُزَوّۣجُهُمْ ذُكْرَاناً وَإِنَـٰثاً وَيَجْعَلُ مَنْ يَّشَآءُ عَقِيماٗؐ اِنَّهُ„ عَلِيمٌ قَدِيرٌؐ </text:span><text:span text:style-name="T3">(47)</text:span><text:span text:style-name="T2"> © وَمَا كَانَ لِبَشَر۫ اَنْ يُّكَلِّمَهُ </text:span><text:span text:style-name="T5">۴</text:span><text:span text:style-name="T2">للَّهُ إِلاَّ</text:span></text:p>
      <text:p text:style-name="P3" loext:marker-style-name="T2"/>
      <text:p text:style-name="P4" loext:marker-style-name="T2"><text:span text:style-name="T2">50</text:span></text:p>
      <text:p text:style-name="P5" loext:marker-style-name="T2"><text:span text:style-name="T2">وَحْياٗ اَوْ مِنْ وَّرَآءِىْ حِجَابٖ اَوْ يُرْسِلُ رَسُولًا فَيُوحِى بِإِذْنِهِ” مَا يَشَآءُؐ ﹹنَّهُ„ عَلِــيّﹲ حَكِيمٌؐ </text:span><text:span text:style-name="T3">(48)</text:span><text:span text:style-name="T2"> وَكَذَ؛لِكَ أَوْحَيْنَآ إِلَيْــكَ رُوحاً مِّنَ اَمْرۣنَاؐ مَا كُنتَ تَدْرۣى مَا </text:span><text:span text:style-name="T5">۰</text:span><text:span text:style-name="T2">لْكِتَـٰبُ وَلاَ </text:span><text:span text:style-name="T5">۰</text:span><text:span text:style-name="T2">لِايمَـٰنُؐ وَچَكِن جَعَلْنَـٰهُ نُوراً نَّهْدِى بِهِ” مَــن نَّشَآءُ مِنْ عِبَادِنَاؐ وَإِنَّكَ لَتَهْدِﻯٓ إِلَيٰ صِرَ؛طٍ مُّسْتَقِيمٍ </text:span><text:span text:style-name="T3">(49)</text:span><text:span text:style-name="T2"> صِرَ؛طِ </text:span><text:span text:style-name="T5">۱</text:span><text:span text:style-name="T2">للَّهِ </text:span><text:span text:style-name="T5">۱ﻟ﮲</text:span><text:span text:style-name="T2"> لَهُ„ مَا فِى </text:span><text:span text:style-name="T5">۱</text:span><text:span text:style-name="T2">لسَّمَـٰوَ؛تِ وَمَا فِى </text:span><text:span text:style-name="T5">۱</text:span><text:span text:style-name="T2">لاَرْضضضِؐ أَلآَ إِلَــي </text:span><text:span text:style-name="T5">۰</text:span><text:span text:style-name="T2">للَّهِ تَصِيرُ </text:span><text:span text:style-name="T5">۴</text:span><text:span text:style-name="T2">لاُمُورُ </text:span><text:span text:style-name="T3">(5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6:00.826951274</meta:creation-date>
    <dc:date>2025-03-03T14:06:17.914853285</dc:date>
    <meta:editing-duration>PT19S</meta:editing-duration>
    <meta:editing-cycles>1</meta:editing-cycles>
    <meta:document-statistic meta:table-count="0" meta:image-count="0" meta:object-count="0" meta:page-count="8" meta:paragraph-count="16" meta:word-count="930" meta:character-count="4951" meta:non-whitespace-character-count="4036"/>
    <meta:generator>LibreOffice/24.8.2.1$Linux_X86_64 LibreOffice_project/0f794b6e29741098670a3b95d60478a65d05ef13</meta:generator>
  </office:meta>
</office:document-meta>
</file>